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chichten" style:family="table">
      <style:table-properties style:width="17.013cm" fo:margin-left="0cm" table:align="left" style:may-break-between-rows="false"/>
    </style:style>
    <style:style style:name="Schichten.A" style:family="table-column">
      <style:table-column-properties style:column-width="4.207cm"/>
    </style:style>
    <style:style style:name="Schichten.B" style:family="table-column">
      <style:table-column-properties style:column-width="12.806cm"/>
    </style:style>
    <style:style style:name="Schichten.A1" style:family="table-cell">
      <style:table-cell-properties fo:padding="0.097cm" fo:border-left="0.05pt solid #000000" fo:border-right="none" fo:border-top="0.05pt solid #000000" fo:border-bottom="0.05pt solid #000000"/>
    </style:style>
    <style:style style:name="Schichten.B1" style:family="table-cell">
      <style:table-cell-properties fo:padding="0.097cm" fo:border="0.05pt solid #000000"/>
    </style:style>
    <style:style style:name="Schichten.A2" style:family="table-cell">
      <style:table-cell-properties fo:padding="0.097cm" fo:border-left="0.05pt solid #000000" fo:border-right="none" fo:border-top="none" fo:border-bottom="0.05pt solid #000000"/>
    </style:style>
    <style:style style:name="Schichten.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text-properties style:text-underline-style="none" fo:font-weight="normal" style:font-weight-asian="normal" style:font-weight-complex="normal"/>
    </style:style>
    <style:style style:name="P4" style:family="paragraph" style:parent-style-name="Standard" style:list-style-name="L2">
      <style:text-properties style:text-underline-style="none" fo:font-weight="normal" style:font-weight-asian="normal" style:font-weight-complex="normal"/>
    </style:style>
    <style:style style:name="P5" style:family="paragraph" style:parent-style-name="Standard">
      <style:text-properties style:text-underline-style="none" fo:font-weight="normal" officeooo:rsid="000a59d6" officeooo:paragraph-rsid="000acca2" style:font-weight-asian="normal" style:font-weight-complex="normal"/>
    </style:style>
    <style:style style:name="P6" style:family="paragraph" style:parent-style-name="Table_20_Contents" style:list-style-name="L3"/>
    <style:style style:name="P7" style:family="paragraph" style:parent-style-name="Table_20_Contents" style:list-style-name="L4"/>
    <style:style style:name="P8" style:family="paragraph" style:parent-style-name="Table_20_Contents" style:list-style-name="L5"/>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acca2" style:font-weight-asian="bold" style:font-weight-complex="bold"/>
    </style:style>
    <style:style style:name="T3" style:family="text">
      <style:text-properties officeooo:rsid="000acc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erlegung für die Übertragung der Informationen mittels einer Münze</text:p>
      <text:p text:style-name="P2">Durch das umdrehen drehen einer Münze können wir eine Bit folge senden. Zahl für 1 und Kopf für 0. Dadurch können auch längere Kommunikationen stattfinden. Es ist aber ein wenig langsam deswegen auch Aufgabe 5. <text:s/></text:p>
      <text:p text:style-name="P2"/>
      <text:p text:style-name="P1">Fragen</text:p>
      <text:list xml:id="list7523615261101438937" text:style-name="L1">
        <text:list-item>
          <text:p text:style-name="P3">Welche Reihe?</text:p>
        </text:list-item>
        <text:list-item>
          <text:p text:style-name="P3">Wer ist dran?</text:p>
        </text:list-item>
        <text:list-item>
          <text:p text:style-name="P3">Wer fängt an?</text:p>
        </text:list-item>
        <text:list-item>
          <text:p text:style-name="P3">Wann gewonnen?</text:p>
        </text:list-item>
        <text:list-item>
          <text:p text:style-name="P3">Wann unentschieden?</text:p>
        </text:list-item>
        <text:list-item>
          <text:p text:style-name="P3">Ist die Reihe voll?</text:p>
        </text:list-item>
      </text:list>
      <text:p text:style-name="P2"/>
      <text:p text:style-name="P2">Können wir aufteilen in Spieler </text:p>
      <text:p text:style-name="P2"/>
      <text:p text:style-name="P2">Wir müssen mit einer Bit folge feststellen wie wir diese Informationen übertragen wollen.</text:p>
      <text:p text:style-name="P2">Als erstes müssen wir klären wer denn anfängt. Die kann durch werfen der Münze passieren. Kopf für Spieler 1 und Zahl für Spieler 2. </text:p>
      <text:p text:style-name="P2"/>
      <text:p text:style-name="P2">Es gibt insgesamt 7 reihen mit 6 Feldern. Für die 7 reihen benötigen wir also 3 Bits. Von 001(1) bis 111(7). </text:p>
      <text:p text:style-name="P1"/>
      <text:p text:style-name="P2">Wer ist dran kann mit der <text:span text:style-name="T1">Rückantwort</text:span> des Spiels geschehen. Also die beantwortet ob jemand gewonnen hat kommt noch hinzu wer dran ist. <text:s/>Dadurch lassen wir auch nur eine Übertragung zur zeit zu.</text:p>
      <text:p text:style-name="P2"/>
      <text:p text:style-name="P2">Wir müssen also noch dafür sorgen das es eine Bit folge gibt die Signalisiert wann wer gewonnen hat. Also ein Rückruf nach der Eingabe der Münze. Diese müsste auch wieder beinhalten den Spieler und ob gewonnen oder verloren. </text:p>
      <text:p text:style-name="P2"/>
      <text:p text:style-name="P1">Zu den Schichten</text:p>
      <text:p text:style-name="P2"/>
      <text:p text:style-name="P2">Wir brauchen jedenfalls die Bitübertragungsschicht, denn diese legt ja unsere Übertragung über das Medium Münze fest. Also das hat Kopf 0 ist und Zahl 1. <text:s/>Bei der Sicherungsschicht bin ich mir nicht sicher. Die Vermittlungsschicht können wir weglassen da wir uns sehen. <text:s/>Wir haben ja auch nur eine Verbindung zur zeit. <text:s/></text:p>
      <text:p text:style-name="P2"/>
      <text:p text:style-name="P1">Wer fängt an</text:p>
      <text:p text:style-name="P1"/>
      <text:p text:style-name="P2">Beide halten ihre münzen solange hoch bis zwei verschiedene sind. Dementprechend ist man diese Münze. </text:p>
      <text:p text:style-name="P2">Beide halten ihre Münze hoch, wenn zwei Münzen gleich sind fängt dementsprechend diese Münze an. </text:p>
      <text:p text:style-name="P2"/>
      <text:p text:style-name="P1">Zug</text:p>
      <text:p text:style-name="P2">Zum senden eines Feldes werden werden 3 Bits gesendet 000 bis 110. Nach dem senden des Feldes, wird ein fertig gesendet(100). Danach sendet der gegenüber das Feld als Bestätigung zurück. Danach schickt wieder Kommunikationspartner 1 ein Weiter(011) wenn das Feld richtig war. Ansonsten ein Nochmal (111) und schickt das Feld nochmal. Wenn das Feld das richtige war schickt auch Kommunikationspartner 2 ein Weiter, wenn er es aufgeschrieben hatte. Ansonsten wiederholt sich der Vorgang. Bei „Unentschieden“ wird statt einem Weiter ein (101) geschickt, bei „Gewonnen“(110) und bei „Reihe voll“ (001).</text:p>
      <text:p text:style-name="P2"><text:soft-page-break/></text:p>
      <text:p text:style-name="P2"/>
      <text:p text:style-name="P1">Bedeutung der Bits</text:p>
      <text:list xml:id="list7633318253614296729" text:style-name="L2">
        <text:list-item>
          <text:p text:style-name="P4">001 Reihe voll</text:p>
        </text:list-item>
        <text:list-item>
          <text:p text:style-name="P4">110 Gewonnen</text:p>
        </text:list-item>
        <text:list-item>
          <text:p text:style-name="P4">101 Unentschieden</text:p>
        </text:list-item>
        <text:list-item>
          <text:p text:style-name="P4">011 Weiter</text:p>
        </text:list-item>
        <text:list-item>
          <text:p text:style-name="P4">100 Fertig</text:p>
        </text:list-item>
        <text:list-item>
          <text:p text:style-name="P4">111 Nochmal bei fehl Übertragung </text:p>
        </text:list-item>
      </text:list>
      <text:p text:style-name="P2"/>
      <text:p text:style-name="P2"/>
      <table:table table:name="Schichten" table:style-name="Schichten">
        <table:table-column table:style-name="Schichten.A"/>
        <table:table-column table:style-name="Schichten.B"/>
        <table:table-row>
          <table:table-cell table:style-name="Schichten.A1" office:value-type="string">
            <text:p text:style-name="Table_20_Contents">Anwendungsschicht</text:p>
          </table:table-cell>
          <table:table-cell table:style-name="Schichten.B1" office:value-type="string">
            <text:list xml:id="list4274075381823733732" text:style-name="L3">
              <text:list-item>
                <text:p text:style-name="P6">sende/setze Spielzug</text:p>
              </text:list-item>
              <text:list-item>
                <text:p text:style-name="P6">Sieg/Unentschieden/Reihe voll/Weiter/Fertig</text:p>
              </text:list-item>
              <text:list-item>
                <text:p text:style-name="P6">Bei keiner Bestätigung erneute Übertragung</text:p>
              </text:list-item>
            </text:list>
          </table:table-cell>
        </table:table-row>
        <table:table-row>
          <table:table-cell table:style-name="Schichten.A2" office:value-type="string">
            <text:p text:style-name="Table_20_Contents">Sicherungsschicht</text:p>
          </table:table-cell>
          <table:table-cell table:style-name="Schichten.B2" office:value-type="string">
            <text:list xml:id="list4706903895805224147" text:style-name="L4">
              <text:list-item>
                <text:p text:style-name="P7">Übersetzen der Befehle in Bits</text:p>
              </text:list-item>
              <text:list-item>
                <text:p text:style-name="P7">Fehlererkennung</text:p>
              </text:list-item>
            </text:list>
          </table:table-cell>
        </table:table-row>
        <table:table-row>
          <table:table-cell table:style-name="Schichten.A2" office:value-type="string">
            <text:p text:style-name="Table_20_Contents">Bitübertragungsschicht</text:p>
          </table:table-cell>
          <table:table-cell table:style-name="Schichten.B2" office:value-type="string">
            <text:list xml:id="list3418348253289939302" text:style-name="L5">
              <text:list-item>
                <text:p text:style-name="P8">Überträgt Bits über das Medium Münze </text:p>
              </text:list-item>
            </text:list>
          </table:table-cell>
        </table:table-row>
      </table:table>
      <text:p text:style-name="P2"><text:s text:c="4"/></text:p>
      <text:p text:style-name="P2">Noch eine Art Synchronisierung erledigen, dass auch die Felder auf beiden Seiten gleich gefüllt wird.</text:p>
      <text:p text:style-name="P2"/>
      <text:p text:style-name="P1">Aufgabe 5</text:p>
      <text:p text:style-name="P2">Die Stifte werden so gelegt, dass ein quer gelegter Stift eine 0 ist und ein vertikaler Stift ist eine 1. Durch die Bitweise Übertragung bleiben die Bedingungen gleich wie bei der Münze. </text:p>
      <text:p text:style-name="P2"/>
      <text:p text:style-name="P1">Aufgabe6</text:p>
      <text:p text:style-name="P2"/>
      <text:p text:style-name="P5">Die Gruppen werden in Wichtigkeit aufgeteilt. Die erste Gruppe die als erstes drinnen sitzt oder am vordersten ist bekommt die größte Wichtigkeit. <text:s/>Die Gruppe bekommt eine bestimmte Klatschabfolge mit der sie sie sich abmelden kann um der Gruppe mit der nächst höchsten Wichtigkeit mit zu teilen, dass sie jetzt senden darf. Die Gruppe die am weitesten hinten sitzt hat die kleinste Wichtigkeit und darf als letztes senden und empfangen. Danach ist wieder die Gruppe mit der höchsten Wichtigkeit drann. <text:s/>Wenn allerdings die Gruppe mit der höchstens Wichtigkeit vorher wieder senden oder empfangen will hat diese <text:span text:style-name="T3">vor rang. Geregelt wird dies über die Sicherheitsschicht. </text:span></text:p>
      <text:p text:style-name="P5"/>
      <text:p text:style-name="P5"><text:span text:style-name="T2">Aufgabe7</text:span></text:p>
      <text:p text:style-name="P5"><text:span text:style-name="T3">Jeder Teilnehmer besitzt eine Klatsch-ID (Reihenfolge/Rhythmus vom Klatschen). Um eine Nachricht an einen Kommunikationspartner zu schicken, klatscht man als erstes die zugehörige 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41cm" fo:margin-bottom="2.01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93cm" fo:margin-left="0cm" fo:margin-right="0cm" fo:margin-top="0.499cm"/>
      </style:footer-style>
    </style:page-layout>
  </office:automatic-styles>
  <office:master-styles>
    <style:master-page style:name="Standard" style:page-layout-name="Mpm1">
      <style:footer>
        <text:p text:style-name="Footer">Von Sheraz Azad und Sven Marquar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19:49.815341640</meta:creation-date>
    <dc:date>2015-10-19T11:32:23.542903227</dc:date>
    <meta:editing-duration>PT2H49M45S</meta:editing-duration>
    <meta:editing-cycles>15</meta:editing-cycles>
    <meta:generator>LibreOffice/4.2.8.2$Linux_X86_64 LibreOffice_project/420m0$Build-2</meta:generator>
    <meta:document-statistic meta:table-count="1" meta:image-count="0" meta:object-count="0" meta:page-count="2" meta:paragraph-count="47" meta:word-count="616" meta:character-count="3884" meta:non-whitespace-character-count="3309"/>
  </office:meta>
</office:document-meta>
</file>